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4ef9" officeooo:paragraph-rsid="0003f174"/>
    </style:style>
    <style:style style:name="P2" style:family="paragraph" style:parent-style-name="Text_20_body">
      <style:text-properties officeooo:rsid="00004ef9" officeooo:paragraph-rsid="00093cce"/>
    </style:style>
    <style:style style:name="P3" style:family="paragraph" style:parent-style-name="Text_20_body">
      <style:text-properties officeooo:rsid="00004ef9" officeooo:paragraph-rsid="000b1476"/>
    </style:style>
    <style:style style:name="P4" style:family="paragraph" style:parent-style-name="Text_20_body">
      <style:text-properties officeooo:paragraph-rsid="0002a279"/>
    </style:style>
    <style:style style:name="P5" style:family="paragraph" style:parent-style-name="Text_20_body">
      <style:text-properties fo:font-weight="normal" officeooo:rsid="0003f174" officeooo:paragraph-rsid="0002a279" style:font-weight-asian="normal" style:font-weight-complex="normal"/>
    </style:style>
    <style:style style:name="P6" style:family="paragraph" style:parent-style-name="Text_20_body">
      <style:text-properties officeooo:rsid="00093cce" officeooo:paragraph-rsid="00093cce"/>
    </style:style>
    <style:style style:name="P7" style:family="paragraph" style:parent-style-name="Text_20_body">
      <style:text-properties officeooo:rsid="000b1476" officeooo:paragraph-rsid="000b1476"/>
    </style:style>
    <style:style style:name="P8" style:family="paragraph" style:parent-style-name="Text_20_body">
      <style:text-properties officeooo:paragraph-rsid="000b1476"/>
    </style:style>
    <style:style style:name="P9" style:family="paragraph" style:parent-style-name="Heading_20_2">
      <style:text-properties officeooo:rsid="00004ef9"/>
    </style:style>
    <style:style style:name="P10" style:family="paragraph" style:parent-style-name="Heading_20_2">
      <style:text-properties officeooo:rsid="0003f174" officeooo:paragraph-rsid="0003f174"/>
    </style:style>
    <style:style style:name="T1" style:family="text">
      <style:text-properties officeooo:rsid="0002a2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a279" style:font-style-asian="italic" style:font-style-complex="italic"/>
    </style:style>
    <style:style style:name="T4" style:family="text">
      <style:text-properties fo:font-style="italic" officeooo:rsid="000b1476" style:font-style-asian="italic" style:font-style-complex="italic"/>
    </style:style>
    <style:style style:name="T5" style:family="text">
      <style:text-properties fo:font-style="italic" officeooo:rsid="0003f174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2a279" style:font-style-asian="normal" style:font-style-complex="normal"/>
    </style:style>
    <style:style style:name="T8" style:family="text">
      <style:text-properties fo:font-style="normal" officeooo:rsid="000b1476" style:font-style-asian="normal" style:font-style-complex="normal"/>
    </style:style>
    <style:style style:name="T9" style:family="text">
      <style:text-properties fo:font-weight="bold" officeooo:rsid="0003f17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3f174"/>
    </style:style>
    <style:style style:name="T12" style:family="text">
      <style:text-properties officeooo:rsid="0005c526"/>
    </style:style>
    <style:style style:name="T13" style:family="text">
      <style:text-properties officeooo:rsid="00093cce"/>
    </style:style>
    <style:style style:name="T14" style:family="text">
      <style:text-properties officeooo:rsid="000b14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ne-page design summary <text:span text:style-name="T11">from: </text:span><text:span text:style-name="T5">The Rokers</text:span></text:h>
      <text:p text:style-name="P5"/>
      <text:p text:style-name="P4"><text:span text:style-name="T9">CONSTRAINTS: </text:span><text:span text:style-name="T1">Your experiment must use a wtihin-subjects design. You will test approximately 25 people. You must run your experiment using </text:span><text:span text:style-name="T3">Open Sesame</text:span><text:span text:style-name="T7">. The experiment must not take more than 30 minutes for a participant to complete. <text:s/>Your experiment must not use deception, even if temporary. You can only use innocuous manipulations and measures.</text:span></text:p>
      <text:p text:style-name="P1"><text:span text:style-name="T9">INSTRUCTIONS: </text:span><text:span text:style-name="T10">For</text:span> each of the sections below, write about your intentions as plainly as possible, using approximately 1-3 sentences in each case. <text:span text:style-name="T12">You can replace the question with your answer. Do not exceed one page.</text:span></text:p>
      <text:h text:style-name="Heading_20_2" text:outline-level="2">General question</text:h>
      <text:p text:style-name="P2">D<text:span text:style-name="T13">o tests boost memory, even when you get all of the answers wrong?</text:span></text:p>
      <text:h text:style-name="P9" text:outline-level="2">Testable question</text:h>
      <text:p text:style-name="P6">Does having to guess the meaning of unfamiliar English words (e.g. <text:span text:style-name="T2">picaroon</text:span>), before being given the answer, improve performance on a subsequent cued recall task, relative to just studying the word-definition pair (e.g. <text:span text:style-name="T2">picaroon-cheat)</text:span> ?</text:p>
      <text:h text:style-name="P10" text:outline-level="2">Contribution</text:h>
      <text:p text:style-name="P8"><text:span text:style-name="T14">Potts &amp; Shanks (2014) have demonstrated this effect for a recognition test, where participants have to select the definitions they’ve seen (e.g. cheat) from among distractors. We are interested in whether their result will generalise to a more challenging format (i.e. cued recall, e.g. </text:span><text:span text:style-name="T4">picaroon</text:span><text:span text:style-name="T14">-?)</text:span></text:p>
      <text:h text:style-name="Heading_20_2" text:outline-level="2">Independent variable</text:h>
      <text:p text:style-name="P3">S<text:span text:style-name="T14">tudy format (generate versus study). For some items, participants will seen e.g. </text:span><text:span text:style-name="T4">picaroon-?</text:span><text:span text:style-name="T8"> And have to guess the answer, before being given it. For other items, they’ll just be presented with the pair e.g. </text:span><text:span text:style-name="T4">picaroon-cheat</text:span><text:span text:style-name="T8">. </text:span></text:p>
      <text:h text:style-name="Heading_20_2" text:outline-level="2">Dependent variable</text:h>
      <text:p text:style-name="P7">Percent correct on the cued recall test.</text:p>
      <text:h text:style-name="Heading_20_2" text:outline-level="2">Hypothesis</text:h>
      <text:p text:style-name="P3">R<text:span text:style-name="T14">ecall will be higher for generated items than for studied items.</text:span></text:p>
      <text:h text:style-name="Heading_20_2" text:outline-level="2">Stimuli</text:h>
      <text:p text:style-name="P7">Rare English words and their definitions (e.g. <text:span text:style-name="T2">roke-mist)</text:span><text:span text:style-name="T6">. We’ll use the same pairs as Potts &amp; Shanks (2014)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y Wills</meta:initial-creator>
    <meta:creation-date>2019-12-04T16:47:20.889452175</meta:creation-date>
    <dc:date>2019-12-09T16:40:20.438983438</dc:date>
    <dc:creator>Andy Wills</dc:creator>
    <meta:editing-duration>PT7H32M21S</meta:editing-duration>
    <meta:editing-cycles>4</meta:editing-cycles>
    <meta:generator>LibreOffice/6.3.3.2$Linux_X86_64 LibreOffice_project/30$Build-2</meta:generator>
    <meta:document-statistic meta:table-count="0" meta:image-count="0" meta:object-count="0" meta:page-count="1" meta:paragraph-count="17" meta:word-count="269" meta:character-count="1741" meta:non-whitespace-character-count="1487"/>
  </office:meta>
</office:document-meta>
</file>